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izenburua" style:master-page-name="MP0" style:family="paragraph">
      <style:paragraph-properties fo:break-before="page"/>
    </style:style>
    <style:style style:name="T2" style:parent-style-name="Paragrafoarenletra-tipolehenetsia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ableColumn6" style:family="table-column">
      <style:table-column-properties style:column-width="0.4583in" style:use-optimal-column-width="false"/>
    </style:style>
    <style:style style:name="TableColumn7" style:family="table-column">
      <style:table-column-properties style:column-width="4.3777in" style:use-optimal-column-width="false"/>
    </style:style>
    <style:style style:name="TableColumn8" style:family="table-column">
      <style:table-column-properties style:column-width="0.5in" style:use-optimal-column-width="false"/>
    </style:style>
    <style:style style:name="TableColumn9" style:family="table-column">
      <style:table-column-properties style:column-width="0.5125in" style:use-optimal-column-width="false"/>
    </style:style>
    <style:style style:name="Table5" style:family="table">
      <style:table-properties style:width="5.8486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fo:font-weight="bold" style:font-weight-asian="bold" fo:language="eu" fo:country="ES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  <style:text-properties fo:language="eu" fo:country="ES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  <style:text-properties fo:font-weight="bold" style:font-weight-asian="bold" fo:language="eu" fo:country="E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weight="bold" style:font-weight-asian="bold" fo:language="eu" fo:country="ES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  <style:text-properties fo:language="eu" fo:country="ES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  <style:text-properties fo:language="eu" fo:country="E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  <style:text-properties fo:language="eu" fo:country="ES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/>
    </style:style>
    <style:style style:name="T33" style:parent-style-name="Paragrafoarenletra-tipolehenetsia" style:family="text">
      <style:text-properties fo:language="eu" fo:country="ES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/>
      <style:text-properties fo:language="eu" fo:country="E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/>
      <style:text-properties fo:language="eu" fo:country="E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/>
      <style:text-properties fo:language="eu" fo:country="ES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language="eu" fo:country="E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fo:language="eu" fo:country="E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language="eu" fo:country="ES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fo:language="eu" fo:country="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fo:language="eu" fo:country="E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  <style:text-properties fo:language="eu" fo:country="ES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  <style:text-properties fo:language="eu" fo:country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  <style:text-properties fo:language="eu" fo:country="E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/>
      <style:text-properties fo:language="eu" fo:country="ES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  <style:text-properties fo:language="eu" fo:country="E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/>
      <style:text-properties fo:language="eu" fo:country="E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/>
      <style:text-properties fo:language="eu" fo:country="ES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/>
      <style:text-properties fo:language="eu" fo:country="E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  <style:text-properties fo:language="eu" fo:country="E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  <style:text-properties fo:language="eu" fo:country="ES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  <style:text-properties fo:language="eu" fo:country="E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  <style:text-properties fo:language="eu" fo:country="ES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</style:style>
    <style:style style:name="T97" style:parent-style-name="Paragrafoarenletra-tipolehenetsia" style:family="text">
      <style:text-properties fo:language="eu" fo:country="ES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  <style:text-properties fo:language="eu" fo:country="E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  <style:text-properties fo:language="eu" fo:country="ES"/>
    </style:style>
    <style:style style:name="TableRow102" style:family="table-row">
      <style:table-row-properties style:min-row-height="1.7069in"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/>
      <style:text-properties fo:font-weight="bold" style:font-weight-asian="bold" style:font-weight-complex="bold" fo:language="eu" fo:country="ES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/>
    </style:style>
    <style:style style:name="T107" style:parent-style-name="Paragrafoarenletra-tipolehenetsia" style:family="text">
      <style:text-properties fo:language="eu" fo:country="ES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/>
      <style:text-properties fo:language="eu" fo:country="E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/>
      <style:text-properties fo:language="eu" fo:country="ES"/>
    </style:style>
    <style:style style:name="P112" style:parent-style-name="Standard" style:family="paragraph"/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>
      <style:paragraph-properties fo:break-before="page"/>
    </style:style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>
      <style:paragraph-properties fo:margin-left="0.75in">
        <style:tab-stops/>
      </style:paragraph-properties>
    </style:style>
    <style:style style:name="P120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21" style:parent-style-name="Standard" style:family="paragraph">
      <style:paragraph-properties fo:margin-left="0.75in">
        <style:tab-stops/>
      </style:paragraph-properties>
    </style:style>
    <style:style style:name="P122" style:parent-style-name="Standard" style:family="paragraph"/>
    <style:style style:name="P123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24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25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26" style:parent-style-name="Standard" style:family="paragraph"/>
    <style:style style:name="P127" style:parent-style-name="Standard" style:family="paragraph">
      <style:paragraph-properties fo:margin-left="0.75in">
        <style:tab-stops/>
      </style:paragraph-properties>
    </style:style>
    <style:style style:name="P128" style:parent-style-name="Standard" style:family="paragraph">
      <style:paragraph-properties fo:margin-left="0.75in">
        <style:tab-stops/>
      </style:paragraph-properties>
    </style:style>
    <style:style style:name="T129" style:parent-style-name="Paragrafoarenletra-tipolehenetsia" style:family="text">
      <style:text-properties fo:font-weight="bold" style:font-weight-asian="bold" style:font-weight-complex="bold" fo:font-style="italic" style:font-style-asian="italic" style:font-style-complex="italic"/>
    </style:style>
    <style:style style:name="P130" style:parent-style-name="Standard" style:family="paragraph"/>
    <style:style style:name="T131" style:parent-style-name="Paragrafoarenletra-tipolehenetsia" style:family="text">
      <style:text-properties fo:font-style="italic" style:font-style-asian="italic" style:font-style-complex="italic"/>
    </style:style>
    <style:style style:name="P13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33" style:parent-style-name="Standard" style:family="paragraph">
      <style:paragraph-properties fo:margin-left="0.5in">
        <style:tab-stops/>
      </style:paragraph-properties>
    </style:style>
    <style:style style:name="T134" style:parent-style-name="Paragrafoarenletra-tipolehenetsia" style:family="text">
      <style:text-properties fo:font-weight="bold" style:font-weight-asian="bold" style:font-weight-complex="bold" fo:font-style="italic" style:font-style-asian="italic" style:font-style-complex="italic"/>
    </style:style>
    <style:style style:name="P135" style:parent-style-name="Standard" style:family="paragraph"/>
    <style:style style:name="T136" style:parent-style-name="Paragrafoarenletra-tipolehenetsia" style:family="text">
      <style:text-properties fo:font-style="italic" style:font-style-asian="italic" style:font-style-complex="italic"/>
    </style:style>
    <style:style style:name="P137" style:parent-style-name="Standard" style:family="paragraph">
      <style:paragraph-properties fo:margin-left="0.5in">
        <style:tab-stops/>
      </style:paragraph-properties>
    </style:style>
    <style:style style:name="P13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39" style:parent-style-name="Standard" style:family="paragraph"/>
    <style:style style:name="T140" style:parent-style-name="Paragrafoarenletra-tipolehenetsia" style:family="text">
      <style:text-properties fo:font-style="italic" style:font-style-asian="italic" style:font-style-complex="italic"/>
    </style:style>
    <style:style style:name="P14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42" style:parent-style-name="Standard" style:family="paragraph"/>
    <style:style style:name="T143" style:parent-style-name="Paragrafoarenletra-tipolehenetsia" style:family="text">
      <style:text-properties fo:font-weight="bold" style:font-weight-asian="bold" style:font-weight-complex="bold"/>
    </style:style>
    <style:style style:name="P144" style:parent-style-name="Standard" style:family="paragraph"/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/>
  </office:automatic-styles>
  <office:body>
    <office:text text:use-soft-page-breaks="true">
      <text:h text:style-name="P1" text:outline-level="1">1. Laborategiaren autoebaluazio txostena</text:h>
      <text:p text:style-name="Standard"><text:span text:style-name="T2"><text:s text:c="33"/></text:span></text:p>
      <text:p text:style-name="P3"/>
      <text:p text:style-name="P4">Ikasitako kontzeptuak eta lortutako gaitasunak</text:p>
      <text:p text:style-name="Standard"/>
      <text:p text:style-name="Standard"><text:tab/>Behin laborategia bukatu dudala, eskatu dizkidaten ariketak ondo ulertu ditudala kontsideratzen dut, eta beraz errepikatzeko gai izango nintzatekeela esan dezaket. Erantzun hurrengo galdera-sorta erantzunez ea gai zaren hor galdetzen dena egiteko.</text:p>
      <text:p text:style-name="Standard"/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/>
          </table:table-cell>
          <table:table-cell table:style-name="TableCell15">
            <text:p text:style-name="P16">Bai</text:p>
          </table:table-cell>
          <table:table-cell table:style-name="TableCell17">
            <text:p text:style-name="P18">Ez</text:p>
          </table:table-cell>
        </table:table-row>
        <table:table-row table:style-name="TableRow19">
          <table:table-cell table:style-name="TableCell20">
            <text:p text:style-name="P21">1</text:p>
          </table:table-cell>
          <table:table-cell table:style-name="TableCell22">
            <text:p text:style-name="P23">Eclipse ingurunea abiatu eta Java ikuspegian eroso nabil</text:p>
          </table:table-cell>
          <table:table-cell table:style-name="TableCell24">
            <text:p text:style-name="P25">X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2</text:p>
          </table:table-cell>
          <table:table-cell table:style-name="TableCell31">
            <text:p text:style-name="P32"><text:span text:style-name="T33">Defektuz agertzen den workspace ez den beste batetan lan egiteko gai naiz. Batetik bestera aldatzen badakit</text:span></text:p>
          </table:table-cell>
          <table:table-cell table:style-name="TableCell34">
            <text:p text:style-name="P35">X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3</text:p>
          </table:table-cell>
          <table:table-cell table:style-name="TableCell41">
            <text:p text:style-name="P42">Klase eta Objektu kontzeptuak ulertzeko gai naiz</text:p>
          </table:table-cell>
          <table:table-cell table:style-name="TableCell43">
            <text:p text:style-name="P44">X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4</text:p>
          </table:table-cell>
          <table:table-cell table:style-name="TableCell50">
            <text:p text:style-name="P51">Javako paketeak eta klaseak sortzeko gai naiz</text:p>
          </table:table-cell>
          <table:table-cell table:style-name="TableCell52">
            <text:p text:style-name="P53">X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5</text:p>
          </table:table-cell>
          <table:table-cell table:style-name="TableCell59">
            <text:p text:style-name="P60">Klase bateko metodo eraikitzailea sortzeko gai naiz</text:p>
          </table:table-cell>
          <table:table-cell table:style-name="TableCell61">
            <text:p text:style-name="P62">X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6</text:p>
          </table:table-cell>
          <table:table-cell table:style-name="TableCell68">
            <text:p text:style-name="P69">Klase bati atributuak gehitzeko gai naiz</text:p>
          </table:table-cell>
          <table:table-cell table:style-name="TableCell70">
            <text:p text:style-name="P71">X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7</text:p>
          </table:table-cell>
          <table:table-cell table:style-name="TableCell77">
            <text:p text:style-name="P78">Klase baten get eta set metodoak sortzeko gai naiz</text:p>
          </table:table-cell>
          <table:table-cell table:style-name="TableCell79">
            <text:p text:style-name="P80">X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8</text:p>
          </table:table-cell>
          <table:table-cell table:style-name="TableCell86">
            <text:p text:style-name="P87">Metodo sinpleak inplementatzeko gai naiz, nahiz eta eman didaten laguntza kontsultatu behar izan dudan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9</text:p>
          </table:table-cell>
          <table:table-cell table:style-name="TableCell95">
            <text:p text:style-name="P96"><text:span text:style-name="T97">Arauak betetzen dituzten izenak sortzeko gai naiz, proiektu, pakete, klase, atributu, metodo, parametro eta aldagaientzat</text:span></text:p>
          </table:table-cell>
          <table:table-cell table:style-name="TableCell98">
            <text:p text:style-name="P99">X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10</text:p>
          </table:table-cell>
          <table:table-cell table:style-name="TableCell105">
            <text:p text:style-name="P106"><text:span text:style-name="T107">Beste batzuk: Jarri ikasi duzun beste zerbait hemen:</text:span>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Standard"/>
      <text:p text:style-name="Standard"><text:tab/>Ezezko erantzunen bat eman baduzu mesedez jarraian azaldu zergatia, eta ze nolako neurriak hartuko dituzun hau konpontzeko (tutoretza batera joatea adibidez).</text:p>
      <text:p text:style-name="Standard"/>
      <text:p text:style-name="Standard"><text:tab/>Jarraian aurkitu dituzun arazoak eta emandako konponbidea zerrendaratu dezakezu, nahibeste lerro erabili:</text:p>
      <text:p text:style-name="Standard"/>
      <text:list text:style-name="LFO1" text:continue-numbering="true">
        <text:list-item>
          <text:p text:style-name="P112">Arazoa: <text:s text:c="31"/>Konponbidea: <text:s text:c="21"/></text:p>
        </text:list-item>
        <text:list-item>
          <text:p text:style-name="P113">Arazoa: <text:s text:c="31"/>Konponbidea: <text:s text:c="21"/></text:p>
        </text:list-item>
        <text:list-item>
          <text:p text:style-name="P114">Arazoa: <text:s text:c="31"/>Konponbidea: <text:s text:c="21"/></text:p>
        </text:list-item>
        <text:list-item>
          <text:p text:style-name="P115">Arazoa: <text:s text:c="31"/>Konponbidea: <text:s text:c="21"/></text:p>
        </text:list-item>
      </text:list>
      <text:p text:style-name="Standard"/>
      <text:p text:style-name="Standard"><text:tab/></text:p>
      <text:soft-page-break/>
      <text:p text:style-name="P116">Azkenik autoebaluazioan lagunduko dizkizuten galderak erantzun, denak laborategi honi lotuak daude zuzenean edo zeharka.</text:p>
      <text:p text:style-name="Standard"/>
      <text:list text:style-name="LFO2" text:continue-numbering="true">
        <text:list-item>
          <text:p text:style-name="P117">Eraikitzaileen inguruko baieztapen hauek egia ala gezurra dira:</text:p>
        </text:list-item>
      </text:list>
      <text:p text:style-name="Standard"/>
      <text:list text:style-name="LFO3" text:continue-numbering="true">
        <text:list-item>
          <text:list>
            <text:list-item>
              <text:p text:style-name="P118">Eraikitzailearen izena beti bat dator klase eta .java fitxategiaren izenarekin.</text:p>
            </text:list-item>
          </text:list>
        </text:list-item>
      </text:list>
      <text:p text:style-name="P119"/>
      <text:p text:style-name="P120">G, eraikitzaileak ez dute .java fitxategiarekin bat etorri behar.</text:p>
      <text:p text:style-name="P121"/>
      <text:list text:style-name="LFO3" text:continue-numbering="true">
        <text:list-item>
          <text:list>
            <text:list-item>
              <text:p text:style-name="P122">Klase batek eraikitzaile ezberdinak izan ditzake, bereizteko izen ezberdinak izan behar dituzte.<text:s/></text:p>
            </text:list-item>
          </text:list>
        </text:list-item>
      </text:list>
      <text:p text:style-name="P123"/>
      <text:p text:style-name="P124">G, eraikitzaileak beti klasearen izena izango du.</text:p>
      <text:p text:style-name="P125"/>
      <text:list text:style-name="LFO3" text:continue-numbering="true">
        <text:list-item>
          <text:list>
            <text:list-item>
              <text:p text:style-name="P126">Eraikitzaile ezberdinak definitu daitezke, baina ez dauka inongo zentzurik.</text:p>
            </text:list-item>
          </text:list>
        </text:list-item>
      </text:list>
      <text:p text:style-name="P127"/>
      <text:p text:style-name="P128"><text:s/><text:span text:style-name="T129">E</text:span></text:p>
      <text:p text:style-name="Standard"/>
      <text:list text:style-name="LFO2" text:continue-numbering="true">
        <text:list-item>
          <text:p text:style-name="P130">Zein izan behar da<text:s/><text:span text:style-name="T131">… lortuAdina(...)<text:s/></text:span>metodoaren burukoa pertsona horren adina bueltatuko badu? Zeintzuk dira sarrerako parametroak?<text:s/></text:p>
        </text:list-item>
      </text:list>
      <text:p text:style-name="P132"/>
      <text:p text:style-name="P133"><text:span text:style-name="T134">Public int, adina integer bat delako beraz integer bat bueltatuko du. Parametrotzat ez da ezer sartu behar.</text:span></text:p>
      <text:p text:style-name="Standard"/>
      <text:list text:style-name="LFO2" text:continue-numbering="true">
        <text:list-item>
          <text:p text:style-name="P135">Zein izan behar da<text:s/><text:span text:style-name="T136">… adinezNagusiaDa(...)<text:s/></text:span>metodoaren burukoa pertsona hori adinez nagusia den jakiteko bolear bat bueltatzen badu? Zeintzuk dira sarrerako parametroak?</text:p>
        </text:list-item>
      </text:list>
      <text:p text:style-name="P137"/>
      <text:p text:style-name="P138">Public boolean, boolear bat bueltatzen duelako. Ez dira parametrorik sartu behar.</text:p>
      <text:p text:style-name="Standard"/>
      <text:list text:style-name="LFO2" text:continue-numbering="true">
        <text:list-item>
          <text:p text:style-name="P139">Zein izan behar da<text:s/><text:span text:style-name="T140">… nagusiagoaDa(...)<text:s/></text:span>metodoaren burukoa, pertsona batek beste batek baino urte gehiago dituela bueltatzen badu? Zeintzuk dira sarrerako parametroak?</text:p>
        </text:list-item>
      </text:list>
      <text:p text:style-name="Standard"/>
      <text:p text:style-name="P141">Public boolean edo public void, ez badu parametrorik bueltatuko, void erabiliko dugu. Sarrerako parametrotzat, pAdina sartuko dugu.</text:p>
      <text:p text:style-name="Standard"/>
      <text:list text:style-name="LFO2" text:continue-numbering="true">
        <text:list-item>
          <text:p text:style-name="P142">Izendapen arauak jarraituz, ondorengo kodearen inguruko baieztapenak egokiak diren azaldu:</text:p>
        </text:list-item>
      </text:list>
      <text:p text:style-name="Standard"/>
      <text:p text:style-name="Standard">balioa1 =<text:s/><text:span text:style-name="T143">this.</text:span>balioa2 + pBalioa3;</text:p>
      <text:p text:style-name="Standard"/>
      <text:list text:style-name="LFO4" text:continue-numbering="true">
        <text:list-item>
          <text:list>
            <text:list-item>
              <text:p text:style-name="P144">balioa1, aldagai lokala da eta atributua ere izan daiteke.</text:p>
            </text:list-item>
            <text:list-item>
              <text:p text:style-name="P145">this.balioa2 aldagai lokala da eta atributua ere izan daiteke.</text:p>
            </text:list-item>
            <text:list-item>
              <text:p text:style-name="P146">pBalioa3 aldagai lokala izan daiteke, baina atributua ez.</text:p>
            </text:list-item>
            <text:list-item>
              <text:p text:style-name="P147">eragiketak sintaxi arazo bat du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izenburua" style:display-name="1. izenburua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a" style:display-name="Normala" style:family="paragraph">
      <style:text-properties fo:hyphenate="false"/>
    </style:style>
    <style:style style:name="Paragrafoarenletra-tipolehenetsia" style:display-name="Paragrafoaren letra-tipo lehenetsi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errenda" style:display-name="Zerrenda" style:family="paragraph" style:parent-style-name="Textbody">
      <style:text-properties fo:hyphenate="false"/>
    </style:style>
    <style:style style:name="Epigrafea" style:display-name="Epigrafe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ucia del rio lizaso</meta:initial-creator>
    <dc:creator>Lucia del Rio</dc:creator>
    <meta:creation-date>2024-02-04T10:26:00Z</meta:creation-date>
    <dc:date>2024-02-04T10:26:00Z</dc:date>
    <meta:template xlink:href="Normal" xlink:type="simple"/>
    <meta:editing-cycles>2</meta:editing-cycles>
    <meta:editing-duration>PT120S</meta:editing-duration>
    <meta:document-statistic meta:page-count="2" meta:paragraph-count="6" meta:word-count="522" meta:character-count="3392" meta:row-count="23" meta:non-whitespace-character-count="2876"/>
  </office:meta>
</office:document-meta>
</file>